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0">
            <text:p>Ua-4860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9095.0">
            <text:p>9095.0</text:p>
          </table:table-cell>
          <table:table-cell office:value-type="float" office:value="140.0">
            <text:p>140.0</text:p>
          </table:table-cell>
          <table:table-cell office:value-type="string" office:value="Pinus sylvetris remains">
            <text:p>Pinus sylve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1">
            <text:p>Ua-4861</text:p>
          </table:table-cell>
          <table:table-cell office:value-type="float" office:value="54.79">
            <text:p>54.79</text:p>
          </table:table-cell>
          <table:table-cell office:value-type="float" office:value="14.55">
            <text:p>14.55</text:p>
          </table:table-cell>
          <table:table-cell office:value-type="float" office:value="5185.0">
            <text:p>5185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3">
            <text:p>Ua-4863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9230.0">
            <text:p>9230.0</text:p>
          </table:table-cell>
          <table:table-cell office:value-type="float" office:value="85.0">
            <text:p>8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KIA-21680">
            <text:p>KIA-21680</text:p>
          </table:table-cell>
          <table:table-cell office:value-type="float" office:value="54.75">
            <text:p>54.75</text:p>
          </table:table-cell>
          <table:table-cell office:value-type="float" office:value="13.76">
            <text:p>13.76</text:p>
          </table:table-cell>
          <table:table-cell office:value-type="float" office:value="10980.0">
            <text:p>10980.0</text:p>
          </table:table-cell>
          <table:table-cell office:value-type="float" office:value="55.0">
            <text:p>55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2">
            <text:p>-45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2013,RosentauEtal2021">
            <text:p>BennikeJensen2013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AAR-4131">
            <text:p>AAR-4131</text:p>
          </table:table-cell>
          <table:table-cell office:value-type="float" office:value="54.93">
            <text:p>54.93</text:p>
          </table:table-cell>
          <table:table-cell office:value-type="float" office:value="13.67">
            <text:p>13.67</text:p>
          </table:table-cell>
          <table:table-cell office:value-type="float" office:value="6475.0">
            <text:p>6475.0</text:p>
          </table:table-cell>
          <table:table-cell office:value-type="float" office:value="50.0">
            <text:p>50.0</text:p>
          </table:table-cell>
          <table:table-cell office:value-type="string" office:value="Foraminifera tests">
            <text:p>Foraminifera tes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1.0">
            <text:p>-5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2">
            <text:p>Ua-4862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1980.0">
            <text:p>198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4">
            <text:p>-2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59">
            <text:p>Ua-4859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8050.0">
            <text:p>8050.0</text:p>
          </table:table-cell>
          <table:table-cell office:value-type="float" office:value="100.0">
            <text:p>10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3.8">
            <text:p>-2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